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um attributes</text:p>
          </table:table-cell>
          <table:table-cell office:value-type="string" calcext:value-type="string">
            <text:p>Num Classe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diac</text:p>
          </table:table-cell>
          <table:table-cell office:value-type="float" office:value="781" calcext:value-type="float">
            <text:p>781</text:p>
          </table:table-cell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table:formula="of:=30+900"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ULATED</text:p>
          </table:table-cell>
        </table:table-row>
        <table:table-row table:style-name="ro1">
          <table:table-cell office:value-type="string" calcext:value-type="string">
            <text:p>ChlorineConcentration</text:p>
          </table:table-cell>
          <table:table-cell table:formula="of:=467+3840" office:value-type="float" office:value="4307" calcext:value-type="float">
            <text:p>430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ULATED</text:p>
          </table:table-cell>
        </table:table-row>
        <table:table-row table:style-name="ro1">
          <table:table-cell office:value-type="string" calcext:value-type="string">
            <text:p>CinCECGtorso</text:p>
          </table:table-cell>
          <table:table-cell table:formula="of:=40+1380" office:value-type="float" office:value="1420" calcext:value-type="float">
            <text:p>1420</text:p>
          </table:table-cell>
          <table:table-cell office:value-type="float" office:value="1639" calcext:value-type="float">
            <text:p>1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500" calcext:value-type="float">
            <text:p>500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DistalPhalanxOutlineAgeGroup</text:p>
          </table:table-cell>
          <table:table-cell office:value-type="float" office:value="539" calcext:value-type="float">
            <text:p>53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DistalPhalanxOutlineCorrect</text:p>
          </table:table-cell>
          <table:table-cell office:value-type="float" office:value="876" calcext:value-type="float">
            <text:p>87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DistalPhalanxTW</text:p>
          </table:table-cell>
          <table:table-cell office:value-type="float" office:value="539" calcext:value-type="float">
            <text:p>53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ECG5000</text:p>
          </table:table-cell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office:value-type="float" office:value="884" calcext:value-type="float">
            <text:p>884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Earthquak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Devices</text:p>
          </table:table-cell>
          <table:table-cell table:formula="of:=8926+7711" office:value-type="float" office:value="16637" calcext:value-type="float">
            <text:p>16637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table:formula="of:=1690+560" office:value-type="float" office:value="2250" calcext:value-type="float">
            <text:p>225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acesUCR</text:p>
          </table:table-cell>
          <table:table-cell office:value-type="float" office:value="2250" calcext:value-type="float">
            <text:p>225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iftyWords</text:p>
          </table:table-cell>
          <table:table-cell office:value-type="float" office:value="905" calcext:value-type="float">
            <text:p>905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ordA</text:p>
          </table:table-cell>
          <table:table-cell table:formula="of:=3601+1320" office:value-type="float" office:value="4921" calcext:value-type="float">
            <text:p>492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FordB</text:p>
          </table:table-cell>
          <table:table-cell table:formula="of:=3636+810" office:value-type="float" office:value="4446" calcext:value-type="float">
            <text:p>444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HandOutlines</text:p>
          </table:table-cell>
          <table:table-cell office:value-type="float" office:value="1370" calcext:value-type="float">
            <text:p>1370</text:p>
          </table:table-cell>
          <table:table-cell office:value-type="float" office:value="2709" calcext:value-type="float">
            <text:p>2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Haptics</text:p>
          </table:table-cell>
          <table:table-cell table:formula="of:=308+155" office:value-type="float" office:value="463" calcext:value-type="float">
            <text:p>463</text:p>
          </table:table-cell>
          <table:table-cell office:value-type="float" office:value="1092" calcext:value-type="float">
            <text:p>1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InlineSkate</text:p>
          </table:table-cell>
          <table:table-cell office:value-type="float" office:value="650" calcext:value-type="float">
            <text:p>650</text:p>
          </table:table-cell>
          <table:table-cell office:value-type="float" office:value="1882" calcext:value-type="float">
            <text:p>1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office:value-type="float" office:value="2200" calcext:value-type="float">
            <text:p>22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ItalyPowerDemand</text:p>
          </table:table-cell>
          <table:table-cell office:value-type="float" office:value="1096" calcext:value-type="float">
            <text:p>10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LargeKitchenAppli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lIm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OutlineAge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Outline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T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InvasiveFetalECGThora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InvasiveFetalECGThora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U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langesOutlines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OutlineAge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Outline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T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igerationDev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pes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KitchenAppli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AIBORobotSurfac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AIBORobotSurfac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lightCur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dish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hetic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f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Synony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lines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marketing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2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99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ig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ker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m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y100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09:23:51.968316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7:51.996834380</meta:creation-date>
    <dc:date>2019-03-27T09:37:54.189791672</dc:date>
    <meta:editing-duration>PT12M47S</meta:editing-duration>
    <meta:editing-cycles>3</meta:editing-cycles>
    <meta:generator>LibreOffice/6.0.7.3$Linux_X86_64 LibreOffice_project/00m0$Build-3</meta:generator>
    <meta:document-statistic meta:table-count="1" meta:cell-count="158" meta:object-count="0"/>
  </office:meta>
</office:document-meta>
</file>